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officeooo:rsid="001ca177" officeooo:paragraph-rsid="001cf99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fo:font-weight="bold" officeooo:rsid="0008d1b6" officeooo:paragraph-rsid="001cf99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0dbfea" officeooo:paragraph-rsid="001cf99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15c1ed" officeooo:paragraph-rsid="001cf99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16ce5b" officeooo:paragraph-rsid="001cf99d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4pt" officeooo:rsid="00087d45" officeooo:paragraph-rsid="001cf99d" style:font-size-asian="14pt" style:font-size-complex="14pt"/>
    </style:style>
    <style:style style:name="P7" style:family="paragraph" style:parent-style-name="Standard">
      <style:text-properties fo:font-size="14pt" officeooo:rsid="000f1a7d" officeooo:paragraph-rsid="001cf99d" style:font-size-asian="14pt" style:font-size-complex="14pt"/>
    </style:style>
    <style:style style:name="P8" style:family="paragraph" style:parent-style-name="Standard">
      <style:text-properties fo:font-size="14pt" officeooo:rsid="000fc287" officeooo:paragraph-rsid="001cf99d" style:font-size-asian="14pt" style:font-size-complex="14pt"/>
    </style:style>
    <style:style style:name="P9" style:family="paragraph" style:parent-style-name="Standard">
      <style:text-properties officeooo:rsid="00087d45" officeooo:paragraph-rsid="001cf99d"/>
    </style:style>
    <style:style style:name="P10" style:family="paragraph" style:parent-style-name="Standard">
      <style:text-properties officeooo:rsid="00111370" officeooo:paragraph-rsid="001cf99d"/>
    </style:style>
    <style:style style:name="T1" style:family="text">
      <style:text-properties officeooo:rsid="0008d1b6"/>
    </style:style>
    <style:style style:name="T2" style:family="text">
      <style:text-properties officeooo:rsid="000dbfea"/>
    </style:style>
    <style:style style:name="T3" style:family="text">
      <style:text-properties officeooo:rsid="001433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duct Table</text:p>
      <text:p text:style-name="P6">ProductID <text:s/><text:span text:style-name="T1">int</text:span> Primary Key</text:p>
      <text:p text:style-name="P6">ProductName varchar(25) </text:p>
      <text:p text:style-name="P6">ProductPrice <text:s/>float <text:s text:c="5"/></text:p>
      <text:p text:style-name="P6">stock int <text:s text:c="4"/></text:p>
      <text:p text:style-name="P7"/>
      <text:p text:style-name="P6"/>
      <text:p text:style-name="P6">Customer Table</text:p>
      <text:p text:style-name="P6">CustomerID Primary Key</text:p>
      <text:p text:style-name="P6">CustomerName</text:p>
      <text:p text:style-name="P6">CustomerCity</text:p>
      <text:p text:style-name="P8"/>
      <text:p text:style-name="P9"/>
      <text:p text:style-name="P9">Order Table</text:p>
      <text:p text:style-name="P9">OrderID Primary Key</text:p>
      <text:p text:style-name="P9">ProductID Foreign Key</text:p>
      <text:p text:style-name="P9">CustomerID Foreign Key</text:p>
      <text:p text:style-name="P9">Quantity</text:p>
      <text:p text:style-name="P9">OrderDate</text:p>
      <text:p text:style-name="P10"/>
      <text:p text:style-name="P9"/>
      <text:p text:style-name="P2">1) Display all the information of Order and Product using inner join.</text:p>
      <text:p text:style-name="P2">2) Display OrderID, ProductName, CustomerID, Quantity * <text:s/>ProductPrice as order_amount from order and product table and order them in the desc order of order_amount.</text:p>
      <text:p text:style-name="P2">3) Display the count of orders for each customers.</text:p>
      <text:p text:style-name="P2"><text:span text:style-name="T2">4</text:span>) Display <text:s/>CustomerID, CustomerName, OrderID, OrderDate, ProductID, Quantity from customer and order table using inner join and using clause.</text:p>
      <text:p text:style-name="P2"><text:span text:style-name="T2">5</text:span>) <text:span text:style-name="T2">C</text:span>reate view as temp1 from order and product table with following information</text:p>
      <text:p text:style-name="P2">OrderID, ProductName, Quantity, OrderDate, ProductPrice.</text:p>
      <text:p text:style-name="P3">6) <text:s/><text:span text:style-name="T3">Display the details of the products which are purchased from customers;</text:span></text:p>
      <text:p text:style-name="P4">7) Display customer names who have placed more than 1 times order;</text:p>
      <text:p text:style-name="P5">8) select the information from three tables using inner join</text:p>
      <text:p text:style-name="P5">9) display customer names who have with their total order_amount from all the orders</text:p>
      <text:p text:style-name="P1">10) Display product wise sum of order amount (consolidated from group of produc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03T16:39:45.188630366</meta:creation-date>
    <dc:date>2022-09-03T16:40:02.349130216</dc:date>
    <meta:editing-duration>PT17S</meta:editing-duration>
    <meta:editing-cycles>1</meta:editing-cycles>
    <meta:document-statistic meta:table-count="0" meta:image-count="0" meta:object-count="0" meta:page-count="1" meta:paragraph-count="26" meta:word-count="175" meta:character-count="1178" meta:non-whitespace-character-count="1012"/>
    <meta:generator>LibreOffice/6.0.7.3$Linux_X86_64 LibreOffice_project/00m0$Build-3</meta:generator>
  </office:meta>
</office:document-meta>
</file>